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monofur" style:font-pitch="fixed"/>
    </style:style>
    <style:style style:name="T1" style:family="text">
      <style:text-properties fo:font-family="monofur" style:font-pitch="fixed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6.985cm" svg:height="2.159cm" svg:x="6.842cm" svg:y="2.016cm">
          <text:p text:style-name="P1"><text:span text:style-name="T1">Myprogram.slit</text:span></text:p>
          <text:p text:style-name="P1"><text:span text:style-name="T2">Code and Document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239cm" svg:height="2.54cm" svg:x="6.742cm" svg:y="5.826cm">
          <text:p text:style-name="P1">Sl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6.731cm" svg:height="1.905cm" svg:x="2.334cm" svg:y="9.89cm">
          <text:p text:style-name="P1"><text:span text:style-name="T1">Myprogram.lout</text:span></text:p>
          <text:p text:style-name="P1"><text:span text:style-name="T2">Document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572cm" svg:height="1.905cm" svg:x="3.413cm" svg:y="13.7cm">
          <text:p text:style-name="P1">Lo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7" draw:id="id7" draw:layer="layout" svg:width="6.985cm" svg:height="2.032cm" svg:x="2.207cm" svg:y="17.129cm">
          <text:p text:style-name="P1"><text:span text:style-name="T1">Myprogram.ps</text:span></text:p>
          <text:p text:style-name="P1"><text:span text:style-name="T1">Myprogram.pdf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6.731cm" svg:height="2.921cm" svg:x="11.795cm" svg:y="9.763cm">
          <text:p text:style-name="P1"><text:span text:style-name="T1">Source1.c</text:span></text:p>
          <text:p text:style-name="P1"><text:span text:style-name="T1">Source2.c</text:span></text:p>
          <text:p text:style-name="P1"><text:span text:style-name="T1">Source3.c</text:span></text:p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572cm" svg:height="1.905cm" svg:x="12.874cm" svg:y="13.954cm">
          <text:p text:style-name="P1">Compil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8" draw:id="id8" draw:layer="layout" svg:width="6.985cm" svg:height="2.032cm" svg:x="11.668cm" svg:y="17.256cm">
          <text:p text:style-name="P1"><text:span text:style-name="T1">Myprogram.ex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334cm" svg:y1="4.175cm" svg:x2="10.362cm" svg:y2="5.826cm" draw:start-shape="id1" draw:start-glue-point="2" draw:end-shape="id2" draw:end-glue-point="4" svg:d="m10334 4175v825h28v826">
          <text:p/>
        </draw:connector>
        <draw:connector draw:style-name="gr5" draw:text-style-name="P1" draw:layer="layout" svg:x1="6.742cm" svg:y1="7.096cm" svg:x2="5.699cm" svg:y2="9.89cm" draw:start-shape="id2" draw:start-glue-point="5" draw:end-shape="id3" draw:end-glue-point="0" svg:d="m6742 7096h-1043v2794">
          <text:p/>
        </draw:connector>
        <draw:connector draw:style-name="gr5" draw:text-style-name="P1" draw:layer="layout" svg:x1="13.981cm" svg:y1="7.096cm" svg:x2="15.16cm" svg:y2="9.763cm" draw:start-shape="id2" draw:start-glue-point="7" draw:end-shape="id4" svg:d="m13981 7096h1179v2667">
          <text:p/>
        </draw:connector>
        <draw:connector draw:style-name="gr5" draw:text-style-name="P1" draw:layer="layout" svg:x1="5.699cm" svg:y1="11.795cm" svg:x2="5.699cm" svg:y2="13.7cm" draw:start-shape="id3" draw:start-glue-point="2" draw:end-shape="id5" draw:end-glue-point="4" svg:d="m5699 11795v1905">
          <text:p/>
        </draw:connector>
        <draw:connector draw:style-name="gr5" draw:text-style-name="P1" draw:layer="layout" svg:x1="15.16cm" svg:y1="12.684cm" svg:x2="15.16cm" svg:y2="13.954cm" draw:start-shape="id4" draw:start-glue-point="2" draw:end-shape="id6" draw:end-glue-point="4" svg:d="m15160 12684v1270">
          <text:p/>
        </draw:connector>
        <draw:connector draw:style-name="gr5" draw:text-style-name="P1" draw:layer="layout" svg:x1="5.699cm" svg:y1="15.605cm" svg:x2="5.699cm" svg:y2="17.129cm" draw:start-shape="id5" draw:start-glue-point="6" draw:end-shape="id7" draw:end-glue-point="0" svg:d="m5699 15605v1524">
          <text:p/>
        </draw:connector>
        <draw:connector draw:style-name="gr5" draw:text-style-name="P1" draw:layer="layout" svg:x1="15.16cm" svg:y1="15.859cm" svg:x2="15.16cm" svg:y2="17.256cm" draw:start-shape="id6" draw:start-glue-point="6" draw:end-shape="id8" draw:end-glue-point="0" svg:d="m15160 15859v13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5T23:12:56</meta:creation-date>
    <dc:date>2012-04-15T23:18:58</dc:date>
    <meta:editing-duration>P0D</meta:editing-duration>
    <meta:editing-cycles>1</meta:editing-cycles>
    <meta:document-statistic meta:object-count="15"/>
    <meta:generator>LibreOffice/3.5$Linux_x86 LibreOffice_project/350m1$Build-102</meta:generator>
  </office:meta>
</office:document-meta>
</file>